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AD0000029BFFEDED79B2C5FA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2cm" svg:x="0.018cm" svg:y="0.2cm">
          <draw:image xlink:href="Pictures/10000201000005AD0000029BFFEDED79B2C5FA1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3T17:45:19.457171120</meta:creation-date>
    <dc:date>2019-05-07T10:42:20.745059954</dc:date>
    <meta:editing-duration>PT1M40S</meta:editing-duration>
    <meta:editing-cycles>2</meta:editing-cycles>
    <meta:generator>LibreOffice/6.0.7.3$Linux_X86_64 LibreOffice_project/00m0$Build-3</meta:generator>
    <meta:document-statistic meta:object-count="24"/>
  </office:meta>
</office:document-meta>
</file>